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text:p text:style-name="P1">Eléonore n'eut que quelques secondes à peine pour profiter de son tribut si durement (*tousse*) acquis, laps de temps durant lequel elle décortiqua autant qu'elle le pouvait l'objet. Celui-ci produisait un étrange son de « tic-tac » régulier qui se phasait étrangement avec la migraine qui s'était emparée de la Zagashienne depuis qu'elle avait foulé le sol Daënar, accentuée également par le bourdonnement nauséabond de la foule d'hérétiques en proie à une agitation bruyante après cette altercation dont ils se souviendraient visiblement pendant encore des jours. Son attention toute dévouée au fruit de son discret larcin, au même titre que ses iris émeraudes, l'ancienne militaire ne remarqua pas tout de suite le duo de jeunes femmes qui s'était introduit à sa suite dans la ruelle qu'elle pensait déserte.</text:p>
      <text:p text:style-name="Standard"/>
      <text:p text:style-name="Standard">Ce n'est que lorsque la première d'entre elles lui adressa la parole qu'elle releva le menton, sa main gauche se posant instinctivement sur la garde du sabre qui pendait comme à son habitude à sa ceinture. Les épaules d'Eléonores se relâchèrent imperceptiblement lorsqu'elle vit à qui elle avait affaire. Une femme d'un âge vraisemblablement similaire au sien à la chevelure de feu, accompagnée d'une deuxième, probablement plus jeune, dont le faciès était emprunt d'une moue où l'ennui le disputait au dégoût. La rouquine, qui affichait quant à elle une expression mêlée d'amusement et de ressentiment vis-à-vis de l'objet que la blondinette tenait toujours en main, fut la première à prendre la parole. Elle lui indiqua, non sans une ironie certaine, que la montre ne lui répondrait pas. Cela, Eléonore le savait. Cependant son intervention attisa tout de même la curiosité de l'anomalie, pour une raison on ne peut plus simple.</text:p>
      <text:p text:style-name="Standard"/>
      <text:p text:style-name="Standard">-Ah bon ? Tu as l'air de t'y connaî... Ok laisse tomber.</text:p>
      <text:p text:style-name="Standard"/>
      <text:p text:style-name="Standard">Le sourire carnassier qui avait commencé à naître sur son visage s'effaça instantanément alors que la rousse demandait confirmation à sa collègue à côté. Les sourcils d'Eléonore se froncèrent de manière manifeste. Son affirmation lui avait fait penser qu'elle était coutumière de la technologie daënare et que par conséquent l'adepte de Dalai pourrait jeter son dévolu sur elle pour achever la récolte d'informations dont la milice locale l'avait privée. Sauf que l'incertitude dont elle faisait désormais preuve réfutait cette hypothèse. Mais alors, qui étaient-elles ? La question était légitime, et pour cause. Les autochtones étaient tous largement familiers avec les inventions de leur pays, aussi ce doute lui indiquait qu'elles n'étaient pas du coin. La réflexion d'Eléonore fut interrompue lorsque la deuxième fille prit à son tour la parole.</text:p>
      <text:p text:style-name="Standard"/>
      <text:p text:style-name="Standard">-Le... détruire ?</text:p>
      <text:p text:style-name="Standard"/>
      <text:p text:style-name="Standard">Le corps entier de la jeune femme se raidit soudainement alors que son regard olive se posait avec sévérité sur Althéa. Pendant un instant, le silence se fit. L'allée se retrouva dépourvue de tout mouvement si ce n'était les tics irrépressibles qui saisirent l'anomalie face à cette proposition si absurde qu'elle en frôlait l'hérésie. Le bout de son nez s'était mis à tressauter presque frénétiquement, signe d'une intense contrariété. Ses deux mains se crispèrent un peu plus, l'une sur la garde de son arme l'autre sur la montre qu'elle tenait toujours plus fermement. La purifier ? Tché... Encore aurait-il fallu qu'elles en soient capables. </text:p>
      <text:p text:style-name="Standard"/>
      <text:p text:style-name="Standard">-Pourquoi tu voudrais détruire une merveille pareille ? C'est bien la seule chose correcte que ces hérétiques sont capables de faire. Écoute ! Ça fait même « toc, toc* » !</text:p>
      <text:p text:style-name="Standard"/>
      <text:p text:style-name="Standard">L'engouement d'Eléonore pour la technologie daënare sembla momentanément prendre le dessus sur sa colère, et on pouvait facilement sentir l'excitation dans sa voix. Cette euphorie passagère fut cependant de courte durée alors qu'elle se souvenait du problème auquel elle faisait face, en la personne de deux impertinentes.</text:p>
      <text:p text:style-name="Standard"/>
      <text:p text:style-name="Standard">-Z'êtes pas d'ici vous, si ?</text:p>
      <text:p text:style-name="Standard"><text:soft-page-break/></text:p>
      <text:p text:style-name="Standard">*Hélas, Eléonore n'a pas (encore) connaissance des onomatopées officielles liées à la technologie (ici, « tic, tac » évidemment).</text:p>
      <text:p text:style-name="P1">Les deux comparses en face d'Eléonore réagirent de deux manières bien distinctes. La première, celle aux cheveux de feu, semblait voir son dégoût le disputer à une curiosité vivace. Elle répondit à sa question par une autre question similaire. Elle semblait chercher à comprendre ce qui pouvait bien pousser l'anomalie à se comporter de la sorte, ainsi que de quelle contrée elle était originaire. La jeune fille aux cheveux d'un noir de jais, quant à elle, ne partageait pas son intérêt pour sa personne. Elle considérait la Zagashienne comme un <text:s/>berger regarde un mouton égaré. Avec la suffisance et la condescendance de celle qui croit détenir la vérité. Si leurs attitudes étaient bel et bien différentes, elles étaient tout de même empruntes de la même dose immanquable d'incompréhension.</text:p>
      <text:p text:style-name="Standard"/>
      <text:p text:style-name="Standard">En effet ni l'une, ni l'autre n'avait réagit avec l'enthousiasme qu'Eléonore attendait à la mention du cliquetis régulier que l'objet qu'elle tenait dans le creux de sa main faisait, berçant avec douceur son esprit égaré qui peinait à conserver son discernement avec la nausée que provoquait en elle la présence d'autant de technologie, comme le souligna avec pertinence la rouquine. Comme pour faire écho à ses paroles, un violent vertige s'empara soudainement de l'anomalie, qui dut s'appuyer sur le mur de la maison dans son dos pour ne pas perdre l'équilibre, la main qui tenait la montre à gousset venant quant à elle appuyer sur sa tempe alors qu'elle fermait les yeux. Au bout de quelques secondes la douleur s'estompa, lui permettant de redresser son visage pour voir que la noiraude avait fait quelques pas en sa direction. Mais son attention fut détournée à la mention de son pays natal.</text:p>
      <text:p text:style-name="Standard"/>
      <text:p text:style-name="Standard">-Oh, madame a l’œil. Si tu es capable de reconnaître la mode de chez moi, tu dois connaître notre réputation. Ne crois pas que parce que vous êtes deux, vous êtes en position de force. A toi de me répondre, Fifi Brindacier. Vous êtes clairement pas du coin, vu votre attitude. Alors d'où ?</text:p>
      <text:p text:style-name="Standard"/>
      <text:p text:style-name="Standard">Eléonore essaya tant bien de donner de la conviction à ses paroles. Mais sa crédibilité était mise à mal par le malaise qui envahissait tout son corps. Elle n'était pas au top de sa forme, et ça se voyait. Avant qu'elle ne puisse finalement avoir une réponse à sa propre question, la deuxième indésirable prit à son tour la parole. Ses mots se plantèrent avec la force d'un carreau d'arbalète dans le cerveau de la jeune femme aux yeux de jade, tellement le ton de sa voix l'agressait malgré son apparente bienveillance. A ce niveau-là, ce n'était même plus de la condescendance. Les plus vulnérables ? Les affaiblis ? Cette gamine était en train de la traiter avec un mépris intolérable. Et le pire, c'est qu'elle ne s'en rendait probablement même pas compte. Il y avait une chance non négligeable que la fille aux cheveux noirs soit persuadée qu'elle avait vraiment un moyen de l'aider. Qu'elle avait besoin d'aide. Eléonore jeta un regard froid au poing qui lui était tendu, les arêtes de son nez tressaillant de plus belle.</text:p>
      <text:p text:style-name="Standard"/>
      <text:p text:style-name="Standard">-Bien sûr, je m'attendais pas à ce que vous compreniez. Vous êtes comme Eux. Aveuglées. Vous ne pouvez pas savoir, vous n'avez pas [i]vu[/i].</text:p>
      <text:p text:style-name="Standard"/>
      <text:p text:style-name="Standard">L'anomalie était enfermée dans son délire avec bien plus de profondeur que ce qu'Althéa ne pourrait purifier. Son discours était insensé, mais elle n'était plus en capacité de le réaliser. La guérisseuse avait raison : la technologie [i]se substituait[/i] bel et bien à la magie. Le rêve d'Eléonore -faire cohabiter les deux jusqu'à ce qu'elles entrent en symbiose- était voué à l'échec. Une chimère qu'elle poursuivait sans jamais pouvoir l'atteindre, mais il faudrait bien plus que deux pimbêches arrogantes pour lui faire retrouver la raison. Quittant l'appui que lui fournissait toujours le mur derrière elle, l'ancienne militaire posa sa main gauche à nouveau libre sur la garde de son épée. Son regard olive soutint celui ambré d'Althéa avec force, et pendant quelques secondes, plus rien ne se passa. La tension était presque devenue palpable tant les deux camps ne semblaient pas pouvoir trouver de terrain d'entente sur la question qui faisait débat. Puis, alors que ses yeux allaient et venaient entre ses deux interlocutrices, Eléonore eut un petit sursaut de surprise lorsque son précieux butin fit une nouvelle démonstration du prodige qu'il était.</text:p>
      <text:p text:style-name="Standard"><text:soft-page-break/></text:p>
      <text:p text:style-name="Standard">[center]*Ding* *Ding* *Ding* *Ding* *Ding* *Ding* *Ding*[/center]</text:p>
      <text:p text:style-name="Standard">[size=6]Oui, il est 19h c'est l'heure de bouffer[/size]</text:p>
      <text:p text:style-name="Standard"/>
      <text:p text:style-name="Standard">-... Si tu veux le détruire, viens le chercher.</text:p>
      <text:p text:style-name="P1">Voilà. Une provocation d'une simplicité enfantine avait suffit à mettre le feu au poudre. Les trois protagonistes de cette scène hors du commun étaient à présent sur un pied d'égalité : celui de la guerre. Avec du recul, Eléonore aurait peut-être préféré que cette incitation à l'affrontement fasse office de dissuasion plus que de déclenchement. Malgré son assurance ostentatoire, l'anomalie n'était clairement pas certaine d'avoir l'avantage dans ce combat ; d'une part, elle était bien évidemment en infériorité numérique. Mais surtout, elle ne connaissait absolument pas l'étendue des pouvoirs de ses adversaires du jour. Ni même leur nature, à vrai dire. Elle connaissait uniquement leur pays d'origine -qui était également le sien- et par conséquent qu'elles étaient vraisemblablement pratiquantes de magie à son instar. Là où cela posait véritablement un problème, c'était en cela qu'au beau milieu de cette minable cité Daënare, la Zagashienne était dépourvue d'une source fiable d'eau, ce qui amoindrissait considérablement sa marge de manœuvre en terme de sortilèges. Mais il était trop tard pour réfléchir à ces imprévus.</text:p>
      <text:p text:style-name="Standard"/>
      <text:p text:style-name="Standard">Avant que l'assaut ne soit donné, la blonde eut tout de même droit à une ultime insulte de la part de son homologue rousse, celle-ci l'accusant de jeter l'opprobre sur les siens. Un rictus féroce s'empara de son visage au demeurant angélique tandis qu'elle encaissait la répartie sans broncher. Ces deux intruses parlaient comme tous les autres. Personne ne la comprenait. Personne n'était capable de percevoir ce qu'elle avait compris. Qu'à cela ne tienne, l'Adepte de la raie accomplirait sa destinée seule. Et si elle devait écraser deux insectes obscurantistes sur son chemin, elle le ferait. Le chuintement métallique caractéristique de la lame que l'on tire de son fourreau se fit entendre et Eléonore, épée désormais à la main, de se laisser aller à une dernière réponse.</text:p>
      <text:p text:style-name="Standard"/>
      <text:p text:style-name="Standard">-Il y a bien longtemps que j'ai cessé de me préoccuper de ce que disent les autres. Bla bla bla</text:p>
      <text:p text:style-name="Standard"/>
      <text:p text:style-name="Standard">Bien qu'elle n'y réagit pas -l'information ne l'intéressait à vrai dire pas tant que ça, la jeune femme nota dans un coin de son cerveau l'origine de la seconde fille. Les habitants de Khurmag étaient réputés pour leur pratique de la magie des illusions, et s'il subsistait une chance non négligeable que la petite aux cheveux noirs mente, cela restait quelque chose à prendre en compte pour l'affrontement à venir. Alors qu'elle s'apprêtait à se jeter sur ladite demoiselle, Eléonore constata que sa comparse l'avait devancée d'un instant. Elle interrompit son mouvement en voyant un halo ambré se former à la fois autour des yeux de la rouquine et de son propre cou. L'anomalie fut saisie d'un hoquet de surprise et par une force presque invisible (boom, zeugma) l'instant suivant, stoppant net l'impulsion avec laquelle elle avait décidé se se lancer dans le combat. Un bouclier. Faisant ici office d'étau dans le but -vraisemblable- de l'immobiliser. Ou de l'asphyxier. La magie de Möchlog ? Voilà qui était étonnant. Et paradoxale, vue l'attitude belliqueuse de son utilisatrice. Tandis qu'elle cherchait un moyen de s'extirper de l'emprise de la première, la seconde reprit la parole à son attention.</text:p>
      <text:p text:style-name="Standard"/>
      <text:p text:style-name="Standard">-... Me... rendre ? Vociféra-t-elle.</text:p>
      <text:p text:style-name="Standard"/>
      <text:p text:style-name="Standard">Comment osait-elle, cette fille de Makhadée, ne serait-ce qu'émettre une telle idée ? Lui suggérer une telle ineptie à elle, fille de Dalai et fière combattante de Zag... Et en fait, pourquoi pas, après tout ? [i]*tic*[/i] Oui, après tout, à quoi bon ? Quel était l'intérêt de se battre, ici, contre ses compatriotes ? [i]*tac*[/i] L'expression d'animosité qui animait jusqu'à présent le regard de jade de l'anomalie s'estompa pour laisser place à un vide abyssal, comme si sa volonté vacillait subitement sans aucune raison apparente. De toute façon, elle était prise au piège par les deux ensorceleuses. Se battre n'avait plus aucun intérêt. [i]*tic*[/i] Que lui arrivait-il donc ? L'épée dressée en position offensive vint retomber mollement le long de sa cuisse, à peine maintenue du bout des doigts de sa main gauche. Les épaules de la blonde s'affaissèrent, son visage s'abaissa pour observer son autre main, -toujours poing fermé sur l'objet de sa passion- d'un œil morne, comme une âme en peine à la recherche de réponses existentielles. [i]*tac*[/i]</text:p>
      <text:p text:style-name="Standard"/>
      <text:p text:style-name="Standard"><text:soft-page-break/>-Me... rendre ? Répéta-t-elle, toute forme de vigueur ayant à présent quitté sa voix autrefois si orgueilleuse.</text:p>
      <text:p text:style-name="Standard"/>
      <text:p text:style-name="Standard">Une fraction de seconde, qui lui parut une éternité, s'écoula sans qu'Eléonore ne fasse le moindre mouvement. [i]*tic*[/i] Elle ne luttait même plus contre le bouclier qui lui enserrait à présent la gorge, si bien que sa respiration était devenue saccadée, suffocante. [i]*tac*[/i] Seul la montre au creux de sa main continuait à produire son [i]*tic tac*[/i] caractéristique. Invariablement, il continuait à résonner. [i]*tic*[/i] A vibrer contre elle. [i]*tac*[/i] A répondre aux battements de son cœur, dans un écho harmonieux. [i]*tic*[/i] A battre.</text:p>
      <text:p text:style-name="Standard">[i]*tac*[/i]</text:p>
      <text:p text:style-name="Standard"/>
      <text:p text:style-name="Standard">-Va te faire foutre.</text:p>
      <text:p text:style-name="Standard"/>
      <text:p text:style-name="Standard">Son visage se releva, les traits déformés par une grimace hideuse de colère. Chaque muscle de son anatomie, chaque étincelle de son cerveau, se mit à lutter de concert contre les assauts sur son corps et sur son esprit. Quel que soit le mauvais sort qu'on lui avait lancé, elle n'y céderait pas. Pas sans combattre. Cette montre agissait comme une allégorie de la voie qu'elle avait choisie : douloureuse, mais belle. Si elle voulait montrer au monde la puissance que les My'trans obtiendraient en alliant magie et technologie, Eléonore ne pouvait pas tomber au premier obstacle. Si ses options pour tenter de contrer les tentatives de l'immobiliser n'étaient pas légion, il lui en restait tout de même une. Elle aussi, savait utiliser la magie d'altération. Et si l'eau était absente des rues poussiéreuses de cette ville minable, elle ne l'était pas du corps de ces impertinentes. Faisant appel au don offert par son Architecte, la Zagashienne entreprit d'arracher le liquide qui composait en majorité l'organisme des jeunes filles pour pouvoir s'en servir comme arme.</text:p>
      <text:p text:style-name="Standard"/>
      <text:p text:style-name="Standard">Alors, seulement, le combat pourrait véritablement commencer.</text:p>
      <text:p text:style-name="Standard"/>
      <text:p text:style-name="Standard">[hrp : dé 1 = Althou, dé 2 = Roza]</text:p>
      <text:p text:style-name="P1">La pression exercée par une force invisible sur son cou s'estompa subitement, à l'instar de la chape de plomb qui assombrissait son esprit qui disparut sans prévenir. Un sourire féroce s'installa sur le visage grimaçant de l'anomalie alors qu'elle en déduisait sans mal que son sort avait fait mouche. L'expression de douleur qui s'installa sur le visage de ses deux adversaires éveilla en elle un sentiment de plaisir malsain qui lui arracha un nouveau frisson alors que le bout de son nez se mettait à nouveau à frémir. Cela étant, la jeune femme à la chevelure d'or ne s'offrit le luxe de savourer cette petite victoire que pendant une fraction de secondes, son expérience lui interdisant de relâcher son attention au beau milieu d'un affrontement.</text:p>
      <text:p text:style-name="Standard"/>
      <text:p text:style-name="Standard">D'autant plus que, si elle s'était sortie de ce premier mauvais pas, la blondinette était loin d'être tirée d'affaire. D'une part, le sortilège qu'elle venait d'utiliser, bien qu'aux effets peu impressionnants ou spectaculaires, appartenait au niveau le plus élevée de sa maîtrise des arcanes de Dalai. Manipuler ainsi le liquide présent dans le corps de quelqu'un -sans contact physique de surcroît- demandait une quantité d'énergie folle pour un résultat dérisoire. Mais pour l'occasion, Eléonore n'avait eut d'autre choix pour forcer les deux teignes à relâcher leur emprise, et ça avait fonctionné. La contrepartie était le contrecoup physique qu'elle ressentit presque instantanément alors que ses épaules s'affaissèrent. D'autre part, la rouquine du duo n'avait visiblement pas l'intention de la laisser se reposer plus longtemps puisqu'elle se jetait vers elle toute faux dehors avec la volonté assez explicite de la passer à travers son corps. La Zagashienne modifia légèrement sa position, plantant ses talons dans le sol, se préparant à recevoir l'assaut comme il se devait.</text:p>
      <text:p text:style-name="Standard"/>
      <text:p text:style-name="Standard">-Hérétique ? Tu l'as dit toi-même, Dalai m'a bénie de ses dons. Alors qui de nous trois s'oppose ici à la volonté des Archi...</text:p>
      <text:p text:style-name="Standard"/>
      <text:p text:style-name="Standard">La phrase mourut dans sa gorge alors que Zora n'était plus qu'à quelques mètres d'elle, son visage gracieux déformé par la colère. Quelque chose clochait. Comme si un halo recouvrait le corps de son assaillante. La faux avait entamé sa mortel descente vers son flanc lorsque, les yeux écarquillés par la stupeur, Eléonore réalisa. Une nouvelle supercherie de la chouette ! Qui savait ce que la rouquine lui réservait cette fois. Dans un ultime réflexe guerrier, l'anomalie leva son arme pour faire opposition à celle qui tentait de mettre fin à ses jours. C'était un geste futile, elle l'avait maintenant réalisé. L'énergie déployée dans ce coup -probablement décuplée par la magie- était bien trop grande pour qu'elle puisse espérer le parer. Il lui aurait fallu l'éviter, mais il était trop tard pour ça maintenant. Les muscles contractés à leur maximum, Eléonore se prépara à subir l'impact. Celui-ci allait probablement lui déboîter le bras, si ce n'était carrément le lui arracher. La mâchoire serrée, elle attendit que le coup vienne.</text:p>
      <text:p text:style-name="Standard"/>
      <text:p text:style-name="Standard">Il ne vint pas. A l'instant où les deux lames allaient se rencontrer, une forme dorée translucide se matérialisa entre elles, s'interposant sur la trajectoire de la faux qui vint s'écraser dessus dans un vacarme assourdissant sous le regard médusé d'Eléonore. Mais l'intervention providentielle de son bienfaiteur mystérieux s'avéra bien insuffisante pour encaisser toute la violence de l'attaque et le bouclier explosa après un instant, ayant à peine ralentit la course de l'objet de mort qui heurta finalement le sabre de l'adepte de Dalai, lui arrachant un grognement de douleur alors que son épaule semblait s'être démise sous le choc. A l'image du bouclier avant elle, elle finit par ployer devant la puissance du coup et après avoir résisté pendant un instant finit par se faire emporter. La jeune femme se retrouva à faire un roulé-boulé pour finir un peu plus loin, à littéralement mordre la poussière.</text:p>
      <text:p text:style-name="Standard"/>
      <text:p text:style-name="Standard">Quelques jurons plus tard, Eléonore se relevait tant bien que mal, un genou toujours à terre. Ses yeux de jade balayèrent la ruelle alors qu'elle essayait de comprendre un peu mieux ce qu'il venait de se passer. Elle avait pêché par orgueil en sous-estimant la puissance de la petite rousse, et la douleur qui irradiait désormais de son épaule gauche allait probablement se faire un plaisir de le lui rappeler pendant un bon moment. Cette magie était un vrai problème, et elle se promit de ne pas <text:soft-page-break/>reproduire cette erreur. Restait la question de savoir qui était responsable du bouclier qui avait sans doute sauvé son bras. Un sourire dément s'afficha sur son visage lorsque son regard croisa celui de la noiraude qui était restée légèrement à l'écart. Cela ne pouvait être qu'elle. Et vu la tronche qu'elle tirait, il y avait des chances pour que ce geste ait été involontaire, ou en tout cas non maîtrisé. Oubliant un instant qu'elle était en plein combat, Eléonore ne put s'empêcher de commenter cet événement pour le moins surprenant.</text:p>
      <text:p text:style-name="Standard"/>
      <text:p text:style-name="Standard">-Merci pour ce bouclier, tu m'as sauvée de ta dégénérée de copine ! Je savais bien qu'au moins l'une d'entre vous serait assez maligne pour être touchée par mes arguments.</text:p>
      <text:p text:style-name="Standard"/>
      <text:p text:style-name="Standard">Et la blonde de clôturer cette tirade par le clin d'œil le plus provocateur qu'elle avait dans son arsenal -et Dalai savait qu'il était fourni. Mais sa récréation fut de courte durée alors qu'une nouvelle agitation détournait son regard vers l'une des artères attenantes à la ruelle dans laquelle elles se donnaient en spectacle. Un groupe de miliciens venait de débarquer en panique, guidé par un groupe de badauds aux traits tirés par l'angoisse. Des attroupements se formèrent ainsi çà et là, composés parfois de soldats, parfois de spectateurs un peu trop curieux. Le cerveau de la blonde se mit à tourner alors qu'elle maudissait intérieurement ces deux pestes pour lui avoir fait perdre un temps précieux dans sa fuite. Eléonore fouillait chaque recoin à la recherche d'un échappatoire. A ce rythme, elle allait bientôt se retrouver complètement bloquée et n'aurait d'autre choix que d'affronter beaucoup trop d'ennemis à la fois. Se redressant sur ses deux jambes, la Zagashienne balança un regard faussement déçue aux deux adeptes de la chouette.</text:p>
      <text:p text:style-name="Standard"/>
      <text:p text:style-name="Standard">-Bon les filles, c'était vraiment sympa de papoter avec vous, mais je vais devoir vous abandonner, je suis pas vraiment copine avec les autochtones. Bisous, à jamais.</text:p>
      <text:p text:style-name="Standard"/>
      <text:p text:style-name="Standard">L'instant d'après, Eléonore se retournait pour partir en courant vers une ruelle sur le côté occupée par des passants, avec la ferme intention de forcer le passage pour se fondre ensuite dans la foule. Au cas où Fifi et sa copine la petite aux cheveux noirs aient l'idée désagréable d'essayer de l'empêcher de mettre les voiles, l'anomalie leur laissa un dernier petit cadeau, leur balançant le peu d'eau qu'elle avait réussi à extirper de leurs propres corps dans leurs yeux pour les aveugler momentanément. Ça allait être tendu.</text:p>
      <text:p text:style-name="P1">Une petite dizaine de mètres la séparait de l'attroupement qu'Eléonore avait prévu de fendre sans faire de quartier. Elle profita de ses quelques secondes de course effrénée pour observer les visages de ses prochaines victimes. Certains d'entre eux étaient envahis par la colère et semblaient vouloir l'arrêter à tout prix -futile espoir s'il en était. Mais la terreur qui régissait le reste des faciès en face d'elle fit naître un rictus sadique aux coins des lèvres de la Zagashienne. Que ce soit par leur affrontement, par l'utilisation ostentatoire de sa magie ou par son langage peu châtié, elle les avait visiblement effrayés, et voir les tronches déconfites de ces hérétiques lui mettait du baume au cœur, maigre consolation dans ce qui semblait être une situation pour le moins délicate.</text:p>
      <text:p text:style-name="Standard"/>
      <text:p text:style-name="Standard">Son sourire s'élargit alors qu'elle constatait avec le même plaisir malsain que son dernier tour de passe-passe avait fait mouche, aveuglant partiellement ses précédentes opposantes et lui offrant ainsi quelques secondes de répit, en jetant un coup d'oeil derrière elle. Coup d'oeil qui lui fut malheureusement fatal. La jeune femme aurait mieux fait de regarder où elle mettait les pieds, plutôt que de savourer avec une fierté mal placée une victoire aussi mesquine qu'insignifiante. Pourquoi n'avait-elle pas appliqué avec plus de soin le très célèbre dicton « Qui fait le malin, tombe dans l'ravin ! » ? Conséquence de son manque d'attention, Eléonore ne put voir à temps le nouveau bouclier qui s'élevait juste devant ses pieds pour lui barrer la route. Il était bien trop tard lorsqu'elle l'aperçut et sa course s'arrêta nette, dans un magistral vol plané digne d'une simulation d'un joueur de « ballon au pied » et un cri de stupeur tout aussi artistique.</text:p>
      <text:p text:style-name="Standard"/>
      <text:p text:style-name="Standard">Eléonore se retrouva à plat ventre, le souffle coupé par la chute, peinant à respirer alors que le choc sur son épaule disloquée lui arracha un autre cri, de douleur celui-ci. Mais là où la guerrière zagashienne avait le plus mal, c'était sans doute dans sa fierté. C'était la deuxième fois en seulement quelques secondes qu'elle se retrouvait à bouffer de la poussière et son honneur de fière soldate de Dalai en prenait un sacré coup. Tentant de se relever tout en reprenant non sans mal sa respiration à coups de grandes inspirations, la blondinette cracha le peu de terre qu'elle avait ingurgité par mégarde alors que ses lèvres -dont le sourire s'était mû en un rictus de haine- s'ouvraient pour faire écho à la reddition de Zora, ses traits désormais déformés par la colère.</text:p>
      <text:p text:style-name="Standard"/>
      <text:p text:style-name="Standard">-Et ta mère elle se re...</text:p>
      <text:p text:style-name="Standard"/>
      <text:p text:style-name="Standard">Pour changer, le lyrisme de notre chère anomalie se trouva abattu en plein vol, cette fois-ci par le genou pointu et chirurgicalement placé entre ses homoplates de celle qui lui avait sauvé la vie quelques secondes plus tôt. Non contente de terminer sa phrase par un nouveau râle en s'effondrant une fois de plus au sol, Eléonore se retrouva avec la tronche dans le sable. Pour la troisième fois. En trente secondes. Non mais yo quoi. Il va pas falloir que ça devienne un running gag ! La disciple de Mochlog lui intima de lui remettre son précieux butin, sous prétexte qu'il la rendait coupable aux yeux de son Architecte bien aimée. Eprouvant de grandes difficultés à se mouvoir à cause de sa position plus qu'inconfortable, la jeune femme à la chevelure dorée -et désormais poussiéreuse- tourna son visage vers l'arrogante. La haine qu'on pouvait lire au fond de ses iris de jade aurait foudroyé Althéa avant même qu'elle ne se rendre compte de quoi que ce soit si les Architectes avaient octroyé le don de tuer d'un regard à leurs disciples. [strike]Mais dans ce cas, ce forum aurait été un chouïa déséquilibré.[/strike]</text:p>
      <text:p text:style-name="Standard"/>
      <text:p text:style-name="Standard">-Ecoute plumette, je sais que tu viens de m'sauver les miches, mais j'préfèrerais crever que de te filer ce truc. Cracha-t-elle, sans véritablement savoir si cette volonté allait bel et bien être exaucée.</text:p>
      <text:p text:style-name="Standard"/>
      <text:p text:style-name="Standard">Leur échange s'arrêta sur cette réplique aussi amère que peu inspirée alors que des miliciens venaient se saisir d'elles. Déjà immobilisée au sol, Eléonore ne put faire grand chose face à cette arrestation, mais cela ne l'empêcha pas pour autant de protéster avec véhémence, et le trajet jusqu'aux geôles locales se fit accompagné par la douce mélodie de ses vociférations, à grands renforts de « Me touche pas, saloperie d'hérétique ! » ou encore de « Attendez un peu qu'on vous <text:soft-page-break/>réduise en esclavage ! » et autres mots doux en tout genre.</text:p>
      <text:p text:style-name="Standard"/>
      <text:p text:style-name="Standard">Suite à cette plaisante promenade, les trois my'tranes furent jetées telles du poisson pourri au fin fond d'un cachot puant. Les protestations de la Zagashienne persistèrent un moment mais finirent par s'éteindre face à leur évidente absence d'impact. Le silence perdura quelques minutes, mais la blondinette était bien trop agacée pour en rester là. Elle s'en prit alors à nouveau à ses deux victimes favorites du jour.</text:p>
      <text:p text:style-name="Standard"/>
      <text:p text:style-name="Standard">-Bien joué, Lilo &amp; Stitch. On est plutôt bien, maintenant. Vous pouviez pas vous occuper de vos affaires ?</text:p>
      <text:p text:style-name="P1">La cohabitation en cellule avec les deux pimbêches se déroulait aussi bien qu'Eléonore pouvait l'espérer. L'aigreur dont elle faisait preuve semblait contagieuse et les adeptes de Möchlog mettaient autant de bonne volonté que l'anomalie à ce que la bonne ambiance perdure. Avec une répartie qui laissait à désirer, la rouquine répondit à son attaque d'un ton visiblement irrité. La seconde renchérit de son petit air supérieur toujours aussi agaçant. « Purifier », « Détruire la technologie »... Il était certain que les deux partis allaient avoir des difficultés assez importantes à s'entendre. Autant leur mépris des Daënars semblait se faire écho dans la plus grande harmonie, autant leurs points de vue respectifs sur les inventions de ces derniers divergeaient de manière assez fondamentale. Puis le sujet du bouclier qui avait protégé Eléonore revint sur le tapis, et cette dernière ne put retenir un petit sourire moqueur devant la discorde dont elle était en partie responsable. La pique d'Althéa, visant certainement à la blesser, ricocha sur elle sans aucun autre effet qu'un haussement de sourcil et un regard exaspéré vers le plafond, suivis d'un soupir dédaigneux.</text:p>
      <text:p text:style-name="Standard"/>
      <text:p text:style-name="Standard">-Oh, non alors, c'est vraiment pas gentil ça. J'avais pourtant vraiiiment besoin de votre aide et de votre considération. Thanks but no thanks.</text:p>
      <text:p text:style-name="Standard"/>
      <text:p text:style-name="Standard">Visiblement insatisfaite par la réponse de sa compagnonne, Zora passa alors sa frustration sur les barreaux qui les retenaient à coups de poings puis sur leur geôlier à coups d'injures. Eléonore observa la scène d'un œil assez peu intéressé, mais lâcha tout de même une moue impressionnée par l'inspiration des menaces qu'elle lui lançait. Son expression vira cependant radicalement lorsque le garde décida de riposter, probablement las de se faire insulter de la sorte. Il pointa dans la direction de la mage un bâton étrange et celle-ci fut soudainement prise de convulsions, s'écroulant au sol pour se mettre à trembler de manière visiblement incontrôlable. La surprise qui s'empara à ce moment du visage d'Eléonore n'avait d'égal que la force de la lueur malsaine et cupide qui se mit une nouvelle fois à briller au fond de son regard de jade. Faisant peu de cas de sa camarade de cellule -dont le sort l'indifférait assez royalement, l'anomalie ne pouvait en revanche plus détacher ledit regard du bâton dont le garde s'était servi. Elle ne put contenir un frisson d'excitation. Il lui [i]fallait[/i] mettre la main sur cet objet. S'approchant à son tour des barreaux qui les enfermaient, Eléonore posa ses mains dessus, toujours fascinée par le petit miracle auquel elle venait d'assister.</text:p>
      <text:p text:style-name="Standard"/>
      <text:p text:style-name="Standard">Mais alors que leur gardien s'apprêtait à lui faire subir le même sort que Zora, celui-ci se mit soudainement à convulser avant de s'écrouler au sol. Semblant revenir à la réalité, la Zagashienne se tourna vers ses camarades d'infortune. Le regard haineux d'Althéa ne faisait aucun doute ; c'était elle qui venait de venger sa comparse -et peut-être un peu de laver également son honneur à ses yeux. Mais son intervention s'avérait au final bien inutile, le garde s'étant étaler bien trop loin de leur geôle pour qu'elles ne puissent espérer attraper les clefs pour se carapater. Alors qu'elle s'apprêtait à lui décocher une nouveau remarque désagréable à ce sujet, Eléonore fut interrompue par une exclamation dans la cellule voisine. Elle tourna son regard dans sa direction pour y apercevoir deux gamins à l'air miteux. Un frère et une sœur peut-être, vues leurs similitudes ? Les cris d'excitation avaient été poussés par la fille qui semblait se délecter du spectacle. Le garçon quant à lui paraissait bien moins enthousiaste. On pouvait même clairement lire un ennui profond sur les traits de son visage juvénile, voire même... de l'agacement ? Il n'avait vraiment pas l'air ravi de se trouver derrière des barreaux. Un nouveau sourire un peu mesquin s'empara bien malgré elle des lèvres d'Eléonore.</text:p>
      <text:p text:style-name="Standard"/>
      <text:p text:style-name="Standard">-Mmmh...</text:p>
      <text:p text:style-name="Standard"/>
      <text:p text:style-name="Standard">La fille ne sembla pas prêter trop attention à la moue boudeuse du dénommé Milo et, désormais à l'abri des regards, s'affaira à crocheter la serrure de leur cellule. Ce fut chose faite assez rapidement et, après un nouveau cri victorieux, les deux gamins étaient libres. Ils se précipitèrent vers la sortie du cachot mais, juste avant d'avoir atteint les escaliers, le garçon se pencha pour ramasser le bâton du gardien, arrachant cette fois-ci un cri de stupeur à Eléonore.</text:p>
      <text:p text:style-name="Standard"><text:soft-page-break/></text:p>
      <text:p text:style-name="Standard">-Hep gamin ! Pas touche, c'est pour moi ça !</text:p>
      <text:p text:style-name="Standard"/>
      <text:p text:style-name="Standard">Milo leva la tête dans sa direction et arqua un sourcil interloqué. Il cligna plusieurs fois des yeux avant de répondre.</text:p>
      <text:p text:style-name="Standard"/>
      <text:p text:style-name="Standard">-Je ne pense pas non.</text:p>
      <text:p text:style-name="Standard"/>
      <text:p text:style-name="Standard">-Laisse ça à sa place, c'est à moi j'te dis !</text:p>
      <text:p text:style-name="Standard"/>
      <text:p text:style-name="Standard">-Hum, faudrait déjà que vous sortiez de là pour le récupérer. Et pis de toute façon, c'est franchement de la camelote.</text:p>
      <text:p text:style-name="Standard"/>
      <text:p text:style-name="Standard">-Bah laisse le moi alors.</text:p>
      <text:p text:style-name="Standard"/>
      <text:p text:style-name="Standard">-Non.</text:p>
      <text:p text:style-name="Standard"/>
      <text:p text:style-name="Standard">-Mais allez ! C'est grâce à nous que vous êtes dehors en plus !</text:p>
      <text:p text:style-name="Standard"/>
      <text:p text:style-name="Standard">-Pas du tout. C'est ma sœur qui a crocheté la serrure. En même temps c'était à cause d'elle qu'on était là donc bon...</text:p>
      <text:p text:style-name="Standard"/>
      <text:p text:style-name="Standard">-J'm'en fous. Laisse moi ce bâton !</text:p>
      <text:p text:style-name="Standard"/>
      <text:p text:style-name="Standard">-Toujours pas.</text:p>
      <text:p text:style-name="Standard"/>
      <text:p text:style-name="Standard">-... Sale gosse.</text:p>
      <text:p text:style-name="Standard"/>
      <text:p text:style-name="Standard">-Merci. Il haussa les épaules. Y a quand même sûrement des pièces à récupérer dessus.</text:p>
      <text:p text:style-name="Standard"/>
      <text:p text:style-name="Standard">-Laisse ça là j'te dis ! Sinon ça va barder pour toi, je te le garantis !</text:p>
      <text:p text:style-name="Standard"/>
      <text:p text:style-name="Standard">-Mais bien sûr. On en reparle quand vous aurez fini de ronger vos barreaux.</text:p>
      <text:p text:style-name="Standard"/>
      <text:p text:style-name="Standard">Il tourna les talons sans ajouter un mot et disparut dans l'embrasure des marches. Eléonore laissa aller sa frustration en envoyant un coup de poing rageur dans un barreau, s'ouvrant au passage le dos de la main sur le fer un peu trop dur à son goût. Pestant tout ce qu'elle pouvait, elle se retourna vers Zora et Althéa, plus agacée que jamais. Elle n'avait pas hésité à s'approprier l'action de cette dernière sur le garde, et n'éprouvait aucun remord à l'avoir fait, mais cela n'avait pas suffit. Son précieux bâton s'était fait la malle avec ce foutu gamin des rues et la situation n'avait pratiquement pas évolué. Plusieurs minutes s'écoulèrent pendant lesquelles Eléonore faisait les cent pas dans les quelques mètres carrés qu'elles avaient à leur disposition, ruminant sa frustration autant qu'elle cherchait un moyen de s'échapper. Pas la moindre goutte d'eau à l'horizon. Impossible d'utiliser sa magie pour l'instant...</text:p>
      <text:p text:style-name="Standard"/>
      <text:p text:style-name="Standard">Au bout d'un moment, une clameur s'éleva du haut des escaliers. Un bruit de porte qui se referme retentit et le bruit s'étouffa. Quelques secondes plus tard, deux petites silhouettes essoufflées apparaissaient dans leur champ de vision. Eléonore arrêta de marcher pour lever la tête dans leur direction et un nouveau sourire illumina son visage.</text:p>
      <text:p text:style-name="Standard"/>
      <text:p text:style-name="Standard">-Tiens, tiens...</text:p>
      <text:p text:style-name="Standard"/>
      <text:p text:style-name="Standard"><text:soft-page-break/>-Sans commentaire.</text:p>
      <text:p text:style-name="Standard"/>
      <text:p text:style-name="Standard">L'air contrit, Milo se dirigea vers le bureau de feu le garde pour y attraper les clefs qui y traînaient négligemment. Il les lança à Eléonore qui les attrapa au vol.</text:p>
      <text:p text:style-name="Standard"/>
      <text:p text:style-name="Standard">-Ils sont un peu trop nombreux pour nous en haut en fait... On vous libère si vous nous filez un coup de main.</text:p>
      <text:p text:style-name="Standard"/>
      <text:p text:style-name="Standard">L'anomalie ne répondit rien, mais son sourire s'élargit un peu plus. Milo lui décocha un regard assassin.</text:p>
      <text:p text:style-name="Standard"/>
      <text:p text:style-name="Standard">-Et je garde toujours ce bâ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8-15T21:58:01.38</dc:date>
    <meta:editing-duration>P1DT1H14M6S</meta:editing-duration>
    <meta:editing-cycles>1392</meta:editing-cycles>
    <meta:generator>OpenOffice/4.1.1$Win32 OpenOffice.org_project/411m6$Build-9775</meta:generator>
    <dc:creator>Théo </dc:creator>
    <meta:document-statistic meta:table-count="0" meta:image-count="0" meta:object-count="0" meta:page-count="14" meta:paragraph-count="87" meta:word-count="6168" meta:character-count="37614"/>
  </office:meta>
</office:document-meta>
</file>